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bc5bbc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10cf390f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officeooo:rsid="04473353"/>
    </style:style>
    <style:style style:name="T129" style:family="text">
      <style:text-properties officeooo:rsid="0f95a7a0"/>
    </style:style>
    <style:style style:name="T130" style:family="text">
      <style:text-properties officeooo:rsid="0f8f58bd"/>
    </style:style>
    <style:style style:name="T131" style:family="text">
      <style:text-properties officeooo:rsid="0aace3cd"/>
    </style:style>
    <style:style style:name="T132" style:family="text">
      <style:text-properties style:font-name="Ubuntu" fo:font-size="10pt" style:font-size-asian="10pt" style:font-size-complex="10pt"/>
    </style:style>
    <style:style style:name="T133" style:family="text">
      <style:text-properties style:font-name="Liberation Sans" fo:font-size="10pt" style:font-size-asian="10pt" style:font-size-complex="10pt"/>
    </style:style>
    <style:style style:name="T13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9" style:family="text">
      <style:text-properties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officeooo:rsid="105c8aaa"/>
    </style:style>
    <style:style style:name="T19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officeooo:rsid="1083fa7a"/>
    </style:style>
    <style:style style:name="T210" style:family="text">
      <style:text-properties officeooo:rsid="107e8e04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style:font-name="Liberation Sans" fo:font-size="12pt" officeooo:rsid="0d1ec96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" fo:font-size="12pt"/>
    </style:style>
    <style:style style:name="T22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2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</text:span></text:span><text:span text:style-name="Strong_20_Emphasis"><text:span text:style-name="T102">Z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9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</text:span><text:span text:style-name="T116">eelgebruikte toetsen: </text:span><text:span text:style-name="T117">Esc</text:span><text:span text:style-name="T118">, </text:span><text:span text:style-name="T117">Delete</text:span><text:span text:style-name="T118">, </text:span><text:span text:style-name="T117">F1</text:span><text:span text:style-name="T118">, </text:span><text:span text:style-name="T117">F2</text:span><text:span text:style-name="T118">, </text:span><text:span text:style-name="T117">F9</text:span><text:span text:style-name="T118">, </text:span><text:span text:style-name="T117">F10</text:span><text:span text:style-name="T118">, </text:span><text:span text:style-name="T117">F11</text:span><text:span text:style-name="T118">, of </text:span><text:span text:style-name="T117">F12</text:span></text:p></text:note-body></text:note></text:span><text:span text:style-name="T109"> </text:span><text:span text:style-name="T119">een </text:span><text:span text:style-name="T120"><text:user-field-get text:name="Distro">Rocky Linux</text:user-field-get></text:span><text:span text:style-name="T121"><text:s/></text:span><text:span text:style-name="T122">GNOME </text:span><text:span text:style-name="T123">Desktop/</text:span><text:span text:style-name="T124">Workstation</text:span><text:span text:style-name="T125"> </text:span><text:span text:style-name="T126">L</text:span><text:span text:style-name="T127">ive</text:span><text:span text:style-name="T127"><text:note text:id="ftn4" text:note-class="footnote"><text:note-citation>2</text:note-citation><text:note-body><text:p text:style-name="P41"><text:span text:style-name="T128">Vanaf ee</text:span>n <text:span text:style-name="T129">L</text:span>ive <text:span text:style-name="T130">USB</text:span><text:span text:style-name="T131">-stick</text:span><text:span text:style-name="T132"> </text:span>kunt <text:span text:style-name="T128">u opstarten en</text:span> <text:span text:style-name="T133">met </text:span><text:span text:style-name="T134"><text:user-field-get text:name="Distro">Rocky Linux</text:user-field-get></text:span><text:span text:style-name="T134"><text:s/></text:span>werken zonder enige bestanden op de harde schijf te wijzigen en maakt ook installatie van <text:span text:style-name="T134"><text:user-field-get text:name="Distro">Rocky Linux</text:user-field-get></text:span><text:span text:style-name="T134"><text:s/></text:span>mogelijk.</text:p></text:note-body></text:note></text:span><text:span text:style-name="T127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5">USB</text:span><text:span text:style-name="T136">-stick</text:span><text:span text:style-name="T136"><text:note text:id="ftn5" text:note-class="footnote"><text:note-citation>3</text:note-citation><text:note-body><text:p text:style-name="P43"><text:span text:style-name="T137">Maak een opstartbare USB-stick</text:span><text:span text:style-name="T138">:</text:span><text:span text:style-name="Strong_20_Emphasis"><text:span text:style-name="T139"><text:line-break/></text:span></text:span><text:span text:style-name="T140">Download </text:span><text:span text:style-name="T141">bijv. </text:span><text:span text:style-name="T142">een </text:span><text:span text:style-name="terk_20_accent_20_voetnoot"><text:span text:style-name="T143">Rocky Linux </text:span></text:span><text:span text:style-name="terk_20_accent_20_voetnoot"><text:span text:style-name="T144">Desktop/Workstation Live </text:span></text:span><text:span text:style-name="terk_20_accent_20_voetnoot"><text:span text:style-name="T145">Image </text:span></text:span><text:span text:style-name="terk_20_accent_20_voetnoot"><text:span text:style-name="T143">GNOME </text:span></text:span><text:span text:style-name="T146">vanaf </text:span><text:a xlink:type="simple" xlink:href="https://rockylinux.org/" text:style-name="Internet_20_link" text:visited-style-name="Visited_20_Internet_20_Link"><text:span text:style-name="T147">rockylinux.org</text:span></text:a><text:span text:style-name="T148">.</text:span><text:span text:style-name="Strong_20_Emphasis"><text:span text:style-name="T149"><text:line-break/></text:span></text:span><text:span text:style-name="T150">De </text:span><text:span text:style-name="T151">ver</text:span><text:span text:style-name="T150">volgstappen staan beschreven in </text:span><text:span text:style-name="terk_20_accent_20_voetnoot"><text:span text:style-name="T152">Linux informatie</text:span></text:span><text:span text:style-name="T150">, te vinden op </text:span><text:a xlink:type="simple" xlink:href="https://karelzimmer.nl/nl" text:style-name="Internet_20_link" text:visited-style-name="Visited_20_Internet_20_Link"><text:span text:style-name="T153">karelzimmer.nl/nl</text:span></text:a><text:span text:style-name="T150">.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5"> </text:span><text:span text:style-name="Strong_20_Emphasis"><text:span text:style-name="T156">Start</text:span></text:span><text:span text:style-name="Strong_20_Emphasis"><text:span text:style-name="T157"> </text:span></text:span><text:span text:style-name="Strong_20_Emphasis"><text:span text:style-name="T158"><text:user-field-get text:name="Distro">Rocky Linux</text:user-field-get></text:span></text:span><text:span text:style-name="Strong_20_Emphasis"><text:span text:style-name="T158"><text:s/></text:span></text:span><text:span text:style-name="Strong_20_Emphasis"><text:span text:style-name="T159">Workstation</text:span></text:span><text:span text:style-name="T160"> </text:span><text:span text:style-name="T161">en druk op de </text:span><text:span text:style-name="T162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3">Klik op </text:span><text:span text:style-name="Strong_20_Emphasis"><text:span text:style-name="T164">Install </text:span></text:span><text:span text:style-name="Strong_20_Emphasis"><text:span text:style-name="T165">Rocky Linux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7">Maak verbinding met het </text:span><text:span text:style-name="T168">netwerk</text:span><text:span text:style-name="T167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9">Bij</text:span><text:span text:style-name="T170"> </text:span><text:span text:style-name="Strong_20_Emphasis"><text:span text:style-name="T171">WELCOME </text:span></text:span><text:span text:style-name="Strong_20_Emphasis"><text:span text:style-name="T172">BIJ</text:span></text:span><text:span text:style-name="Strong_20_Emphasis"><text:span text:style-name="T171"> ROCKY LINUX</text:span></text:span><text:span text:style-name="T171"> select</text:span><text:span text:style-name="T169">eer</text:span><text:span text:style-name="T173"> </text:span><text:span text:style-name="Strong_20_Emphasis"><text:span text:style-name="T174">Nederlands</text:span></text:span><text:span text:style-name="T173"> en klik</text:span><text:span text:style-name="T175"> </text:span><text:span text:style-name="T173">op</text:span><text:span text:style-name="T176"> </text:span><text:span text:style-name="Strong_20_Emphasis"><text:span text:style-name="T177">Doorgaan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Strong_20_Emphasis"><text:span text:style-name="T180">SYSTEEM</text:span></text:span><text:span text:style-name="T179"> </text:span><text:span text:style-name="T178">klik </text:span><text:span text:style-name="T179">op </text:span><text:span text:style-name="Strong_20_Emphasis"><text:span text:style-name="T180">Installatiebestemming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9">Controleer </text:span><text:span text:style-name="T182">de </text:span><text:span text:style-name="Strong_20_Emphasis"><text:span text:style-name="T183">Apparaatselectie</text:span></text:span><text:span text:style-name="T179"> en klik op </text:span><text:span text:style-name="Strong_20_Emphasis"><text:span text:style-name="T180">Klaar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T184">SYSTEEM</text:span><text:span text:style-name="T179"> </text:span><text:span text:style-name="T178">klik </text:span><text:span text:style-name="T179">op </text:span><text:span text:style-name="T184">Netwerk &amp; hostnaam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5">V</text:span><text:span text:style-name="T186">ul </text:span><text:span text:style-name="T187">in </text:span><text:span text:style-name="Strong_20_Emphasis"><text:span text:style-name="T188">Hostnaam</text:span></text:span><text:span text:style-name="T189"> &lt;computernaam&gt;</text:span><text:span text:style-name="T190"> </text:span><text:span text:style-name="T188">en klik op </text:span><text:span text:style-name="Strong_20_Emphasis"><text:span text:style-name="T191">Toepassen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8">K</text:span><text:span text:style-name="T179">lik op </text:span><text:span text:style-name="T184">Klaar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8">O</text:span><text:span text:style-name="T179">nder</text:span><text:span text:style-name="T192"> </text:span><text:span text:style-name="Strong_20_Emphasis"><text:span text:style-name="T179">GEBRUIKERSINSTELLINGEN</text:span></text:span><text:span text:style-name="T179"> </text:span><text:span text:style-name="T178">klik </text:span><text:span text:style-name="T179">op </text:span><text:span text:style-name="T184">Gebruiker aanmaken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3">Vul in </text:span><text:span text:style-name="Strong_20_Emphasis"><text:span text:style-name="Strong_20_Emphasis"><text:span text:style-name="T194">Volledige n</text:span></text:span></text:span><text:span text:style-name="Strong_20_Emphasis"><text:span text:style-name="T195">aam</text:span></text:span><text:span text:style-name="T196"> </text:span><text:span text:style-name="T10">&lt;</text:span><text:span text:style-name="T197">gebruiker</text:span><text:span text:style-name="T10">&gt;</text:span><text:span text:style-name="T198">, </text:span><text:span text:style-name="Strong_20_Emphasis"><text:span text:style-name="T199"><text:line-break/></text:span></text:span><text:span text:style-name="Strong_20_Emphasis"><text:span text:style-name="T200">Gebruikersnaam</text:span></text:span><text:span text:style-name="T196"> &lt;</text:span><text:span text:style-name="T201">gebruikersnaam&gt;</text:span><text:span text:style-name="T196">,</text:span></text:p>
            <text:p text:style-name="Standard"><text:span text:style-name="T202">vink aan </text:span><text:span text:style-name="Strong_20_Emphasis"><text:span text:style-name="T203">Maak deze gebruiker beheerde</text:span></text:span><text:span text:style-name="T204">r</text:span><text:span text:style-name="T202">,</text:span></text:p>
            <text:p text:style-name="Standard"><text:span text:style-name="T205">g</text:span><text:span text:style-name="T202">eef tweemaal een </text:span><text:span text:style-name="Strong_20_Emphasis"><text:span text:style-name="T200">wachtwoord</text:span></text:span><text:span text:style-name="T202"> </text:span><text:span text:style-name="T206">en k</text:span><text:span text:style-name="T202">lik op </text:span><text:span text:style-name="Strong_20_Emphasis"><text:span text:style-name="T204">Klaar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7">Begin installati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8">I</text:span></text:span><text:span text:style-name="Strong_20_Emphasis"><text:span text:style-name="T207">nstallatie </text:span></text:span><text:span text:style-name="Strong_20_Emphasis"><text:span text:style-name="T208">voltooie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9">Hers</text:span><text:span text:style-name="T210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45"><text:span text:style-name="Strong_20_Emphasis"><text:span text:style-name="T2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3">Aanmelden als </text:span><text:span text:style-name="T214">&lt;</text:span><text:span text:style-name="T215">gebruiker</text:span><text:span text:style-name="T214">&gt;</text:span><text:span text:style-name="T21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6">Typ</text:span><text:span text:style-name="T88"> de </text:span><text:span text:style-name="T217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1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</text:span></text:span><text:span text:style-name="Strong_20_Emphasis"><text:span text:style-name="T102">Z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5"><text:span text:style-name="Strong_20_Emphasis"><text:span text:style-name="T213"/></text:span></text:p>
      <text:list text:continue-numbering="true" text:style-name="L1">
        <text:list-item>
          <text:p text:style-name="P55"><text:span text:style-name="Strong_20_Emphasis"><text:span text:style-name="T225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3">Aanmelden als </text:span><text:span text:style-name="T226">&lt;</text:span><text:span text:style-name="T227">gebruiker</text:span><text:span text:style-name="T226">&gt;</text:span><text:span text:style-name="T228"><text:note text:id="ftn7" text:note-class="footnote"><text:note-citation>1</text:note-citation><text:note-body><text:p text:style-name="P59"><text:span text:style-name="T229">E</text:span><text:span text:style-name="T230">ventuele extra </text:span><text:span text:style-name="T231">gebruiker</text:span><text:span text:style-name="T232">s </text:span><text:span text:style-name="T230">aanmelden en dezelfde stappen uitvoeren.</text:span></text:p></text:note-body></text:note></text:span><text:span text:style-name="T213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3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4">Volg de welkomstschermen.</text:span><text:span text:style-name="T235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66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80"><text:note text:id="ftn8" text:note-class="footnote"><text:note-citation>2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</text:span></text:span><text:span text:style-name="Strong_20_Emphasis"><text:span text:style-name="T102">Z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68"><text:span text:style-name="T103">Selecteer</text:span><text:span text:style-name="T219"> </text:span><text:span text:style-name="Strong_20_Emphasis"><text:span text:style-name="T220">4</text:span></text:span><text:span text:style-name="T221"> </text:span><text:span text:style-name="T236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7" office:value-type="string">
            <text:p text:style-name="P69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70"><text:span text:style-name="Strong_20_Emphasis"><text:span text:style-name="T237"/></text:span></text:p>
      <text:p text:style-name="P71"/>
      <text:p text:style-name="P72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T242"><text:user-field-get text:name="Distro">Rocky Linux</text:user-field-get></text:span><text:span text:style-name="T243"><text:s/></text:span><text:span text:style-name="T244">Desktop/</text:span><text:span text:style-name="T245">Workstation</text:span><text:span text:style-name="T246"> </text:span><text:span text:style-name="T240">is voltooid.</text:span></text:p>
      <text:p text:style-name="P73"/>
      <text:list text:style-name="L2">
        <text:list-header>
          <text:p text:style-name="P74"><text:span text:style-name="T247">Geschreven door </text:span><text:a xlink:type="simple" xlink:href="mailto:info@karelzimmer.nl?subject=Checklist%20installatie%20Linux" text:style-name="Internet_20_link" text:visited-style-name="Visited_20_Internet_20_Link"><text:span text:style-name="T248">Karel Zimmer</text:span></text:a><text:span text:style-name="T249">.</text:span></text:p>
          <text:p text:style-name="P75"><text:span text:style-name="T250">Licentie </text:span><text:span text:style-name="T249">C</text:span><text:span text:style-name="T251">C0</text:span><text:span text:style-name="T249"> 1.0 </text:span><text:span text:style-name="T25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07T19:46:22.177154766">07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6:22.115963694</dc:date>
    <meta:keyword>Installatie</meta:keyword>
    <meta:keyword>Checklist</meta:keyword>
    <meta:keyword>Linux</meta:keyword>
    <meta:editing-cycles>7024</meta:editing-cycles>
    <meta:editing-duration>P12DT17H33M6S</meta:editing-duration>
    <meta:printed-by>Karel Zimmer</meta:printed-by>
    <meta:print-date>2024-09-21T20:08:55.165404924</meta:print-date>
    <meta:document-statistic meta:table-count="4" meta:image-count="2" meta:object-count="0" meta:page-count="4" meta:paragraph-count="96" meta:word-count="485" meta:character-count="3516" meta:non-whitespace-character-count="3086"/>
    <meta:user-defined meta:name="Info 1"/>
    <meta:user-defined meta:name="Info 2"/>
    <meta:user-defined meta:name="Info 3"/>
    <meta:user-defined meta:name="Info 4"/>
  </office:meta>
</office:document-meta>
</file>